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iek</text:p>
          </table:table-cell>
          <table:table-cell office:value-type="string" calcext:value-type="string">
            <text:p>Wyksztalcenie</text:p>
          </table:table-cell>
          <table:table-cell office:value-type="string" calcext:value-type="string">
            <text:p>Zarobk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dstawo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dstawow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dstawow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dstawow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dstawow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dstawow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dstawow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dstawow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dstawow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dstawow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dstawow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dstawow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dstawow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dstawow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dstawow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dstawow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dstawow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dstawow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dstawow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odstawow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red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redni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redni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redni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redni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redni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redni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redni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redni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edni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edni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edni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edni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edni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rednie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rednie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ednie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rednie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rednie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redni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yzs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yzsz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yzsz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yzsz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yzsz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yzsz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yzsz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yzsz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yzsz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yzsz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yzsz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yzsz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yzsz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yzsz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yzsz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yzsz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yzsz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yzsz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yzsz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yzsze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yzsze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yzsze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yzsze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yzsze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yzsze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yzsze</text:p>
          </table:table-cell>
          <table:table-cell office:value-type="float" office:value="5700" calcext:value-type="float">
            <text:p>5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9:41.691938527</meta:creation-date>
    <dc:date>2015-08-09T17:59:01.560385602</dc:date>
    <meta:editing-duration>PT55S</meta:editing-duration>
    <meta:editing-cycles>2</meta:editing-cycles>
    <meta:generator>LibreOffice/4.2.7.2$Linux_x86 LibreOffice_project/420m0$Build-2</meta:generator>
    <meta:document-statistic meta:table-count="1" meta:cell-count="912" meta:object-count="0"/>
  </office:meta>
</office:document-meta>
</file>